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08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7.245cm">
          <text:p/>
        </draw:line>
        <draw:frame draw:style-name="gr3" draw:text-style-name="P5" draw:layer="layout" svg:width="5.08cm" svg:height="13.335cm" svg:x="0.1cm" svg:y="3.91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  <text:p text:style-name="P4"><text:span text:style-name="T2">ceiling</text:span></text:p>
          </draw:text-box>
        </draw:frame>
        <draw:line draw:style-name="gr2" draw:text-style-name="P3" draw:layer="layout" svg:x1="14.705cm" svg:y1="17.245cm" svg:x2="0.1cm" svg:y2="17.24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6.35cm" svg:height="0.725cm" svg:x="0.1cm" svg:y="3.18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4.705cm" svg:y2="3.91cm">
          <text:p/>
        </draw:line>
        <draw:frame draw:style-name="gr3" draw:text-style-name="P5" draw:layer="layout" svg:width="5.08cm" svg:height="13.335cm" svg:x="5.18cm" svg:y="3.91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loor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5" draw:layer="layout" svg:width="4.445cm" svg:height="12.75cm" svg:x="10.26cm" svg:y="3.91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round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145cm" svg:y1="17.218cm" svg:x2="5.141cm" svg:y2="3.91cm">
          <text:p/>
        </draw:line>
        <draw:line draw:style-name="gr2" draw:text-style-name="P3" draw:layer="layout" svg:x1="10.26cm" svg:y1="3.91cm" svg:x2="10.26cm" svg:y2="17.245cm">
          <text:p/>
        </draw:line>
        <draw:custom-shape draw:style-name="gr1" draw:text-style-name="P7" draw:layer="layout" svg:width="14.605cm" svg:height="0.635cm" svg:x="0.1cm" svg:y="2.005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2.64cm" svg:x2="14.705cm" svg:y2="17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7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2-08-24T19:23:37.78</dc:date>
    <dc:language>en-US</dc:language>
    <meta:editing-cycles>17</meta:editing-cycles>
    <meta:editing-duration>PT1H23M54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